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クライアント</text:p>
          </table:table-cell>
          <table:table-cell office:value-type="string">
            <text:p>サーバー</text:p>
          </table:table-cell>
          <table:table-cell office:value-type="string">
            <text:p>ラベル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CPで接続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ユーザ名の送信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ランダムマッチに参加表明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マッチング成立の通知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対戦相手の名前通知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ネクスト/おじゃまテーブルの通知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準備完了を通知</text:p>
          </table:table-cell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ターン開始の通知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行動の通知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相手の行動の通知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（勝敗が決したらBへ）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に戻る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ゲーム終了時の情報を通知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ヘッダ（2 byte）</text:p>
          </table:table-cell>
          <table:table-cell office:value-type="string">
            <text:p>ボディ（0-n byte）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:i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:ボディのbyte数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016/03/22</text:date>, <text:time>04:2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山本 聖大</meta:initial-creator>
    <meta:creation-date>2016-02-08T04:33:49.03</meta:creation-date>
    <dc:date>2016-03-22T04:23:15.70</dc:date>
    <dc:creator>山本 聖大</dc:creator>
    <meta:editing-duration>PT21H7M57S</meta:editing-duration>
    <meta:editing-cycles>7</meta:editing-cycles>
    <meta:generator>OpenOffice.org/3.3$Win32 OpenOffice.org_project/330m20$Build-9567</meta:generator>
    <meta:document-statistic meta:table-count="3" meta:cell-count="33" meta:object-count="0"/>
  </office:meta>
</office:document-meta>
</file>